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cm" fo:margin-bottom="0.499cm" style:contextual-spacing="false"/>
    </style:style>
    <style:style style:name="P2" style:family="paragraph" style:parent-style-name="Standard">
      <style:paragraph-properties fo:margin-top="0cm" fo:margin-bottom="0.499cm" style:contextual-spacing="false"/>
    </style:style>
    <style:style style:name="P3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elatório de feedback </text:p>
      <text:p text:style-name="P1">Pontuação : 1 / 1 </text:p>
      <text:h text:style-name="Heading_20_4" text:outline-level="4">Qual é a versão paga do Docker?</text:h>
      <text:p text:style-name="Text_20_body">    Docker CE</text:p>
      <text:p text:style-name="Text_20_body">    Docker CC</text:p>
      <text:p text:style-name="Text_20_body">    Docker EC</text:p>
      <text:p text:style-name="Text_20_body">    Docker EE</text:p>
      <text:p text:style-name="Text_20_body">    Docker Windows</text:p>
      <text:p text:style-name="Text_20_body">Resposta correta</text:p>
      <text:p text:style-name="Text_20_body">Docker EE</text:p>
      <text:p text:style-name="Text_20_body">Pontuação : 1 / 1 </text:p>
      <text:h text:style-name="Heading_20_4" text:outline-level="4">Qual o comando utilizado para verificar qual a versão do Docker instalado?</text:h>
      <text:p text:style-name="Text_20_body">    docker --help</text:p>
      <text:p text:style-name="Text_20_body">    docker info</text:p>
      <text:p text:style-name="Text_20_body">    docker ps</text:p>
      <text:p text:style-name="Text_20_body">    docker version</text:p>
      <text:p text:style-name="Text_20_body">    dockerd status</text:p>
      <text:p text:style-name="Text_20_body">Resposta correta</text:p>
      <text:p text:style-name="Text_20_body">docker version</text:p>
      <text:p text:style-name="Text_20_body">Pontuação : 1 / 1 </text:p>
      <text:h text:style-name="Heading_20_4" text:outline-level="4">Qual a URL para realizar a instalação do Docker através do comando curl?</text:h>
      <text:p text:style-name="Text_20_body">    https://getit.docker.com</text:p>
      <text:p text:style-name="Text_20_body">    https://get.docker.com</text:p>
      <text:p text:style-name="Text_20_body">    https://install.docker.com</text:p>
      <text:p text:style-name="Text_20_body">    https://www.docker.com/install</text:p>
      <text:p text:style-name="Text_20_body">    https://getting.docker.com</text:p>
      <text:p text:style-name="Text_20_body">Resposta correta</text:p>
      <text:p text:style-name="Text_20_body">https://get.docker.com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Relatório de feedback </text:p>
      <text:p text:style-name="P1">Pontuação : 1 / 1 </text:p>
      <text:h text:style-name="Heading_20_4" text:outline-level="4">Qual o comando que eu posso executar para visualizar todos os containers?</text:h>
      <text:p text:style-name="Text_20_body">   # docker container ls -a</text:p>
      <text:p text:style-name="Text_20_body">   # docker container ls</text:p>
      <text:p text:style-name="Text_20_body">   # docker container ps -a</text:p>
      <text:p text:style-name="Text_20_body">   # docker container ps</text:p>
      <text:p text:style-name="Text_20_body">   # docker container all</text:p>
      <text:p text:style-name="Text_20_body">Resposta correta</text:p>
      <text:p text:style-name="Text_20_body"># docker container ls -a</text:p>
      <text:p text:style-name="Text_20_body">Pontuação : 1 / 1 </text:p>
      <text:h text:style-name="Heading_20_4" text:outline-level="4">Qual o comando que eu posso executar para pausar determinado container?</text:h>
      <text:p text:style-name="Text_20_body">   # docker container stop [CONTAINER ID]</text:p>
      <text:p text:style-name="Text_20_body">   # docker container pause [NOME NODE]</text:p>
      <text:p text:style-name="Text_20_body">   # docker node pause [CONTAINER ID]</text:p>
      <text:p text:style-name="Text_20_body">   # docker ps [CONTAINER ID]</text:p>
      <text:p text:style-name="Text_20_body">   # docker container pause [CONTAINER ID]</text:p>
      <text:p text:style-name="Text_20_body">Resposta correta</text:p>
      <text:p text:style-name="Text_20_body"># docker container pause [CONTAINER ID]</text:p>
      <text:p text:style-name="Text_20_body">Pontuação : 1 / 1 </text:p>
      <text:h text:style-name="Heading_20_4" text:outline-level="4">Como eu posso sair do container sem mata-lo?</text:h>
      <text:p text:style-name="Text_20_body">   CTRL + z</text:p>
      <text:p text:style-name="Text_20_body">   CTRL + w + w</text:p>
      <text:p text:style-name="Text_20_body">   CTRL + p + q</text:p>
      <text:p text:style-name="Text_20_body">   # exit --please</text:p>
      <text:p text:style-name="Text_20_body">   # shutdown -h now</text:p>
      <text:p text:style-name="Text_20_body">Resposta correta</text:p>
      <text:p text:style-name="Text_20_body">CTRL + p + q</text:p>
      <text:p text:style-name="Text_20_body">Pontuação : 1 / 1 </text:p>
      <text:h text:style-name="Heading_20_4" text:outline-level="4">Qual comando eu utilizo para que seja executado determinado comando dentro do container?</text:h>
      <text:p text:style-name="Text_20_body">   # docker container ps -ti [CONTAINER ID] [COMANDO]</text:p>
      <text:p text:style-name="Text_20_body"><text:soft-page-break/>   # docker image exec -ti [CONTAINER ID] [COMANDO]</text:p>
      <text:p text:style-name="Text_20_body">   # docker container exec -ti [CONTAINER ID] [COMANDO]</text:p>
      <text:p text:style-name="Text_20_body">   # docker container exec -ti [COMANDO]</text:p>
      <text:p text:style-name="Text_20_body">   Não é possível, somente na versão Enterprise</text:p>
      <text:p text:style-name="Text_20_body">Resposta correta</text:p>
      <text:p text:style-name="Text_20_body"># docker container exec -ti [CONTAINER ID] [COMANDO]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Relatório de feedback </text:p>
      <text:p text:style-name="P1">Pontuação : 1 / 1 </text:p>
      <text:h text:style-name="Heading_20_4" text:outline-level="4">Qual o comando utilizado para executar um container em modo daemon, sem interação e/ou terminal?</text:h>
      <text:p text:style-name="Text_20_body">   # docker container exec -ti [CONTAINER ID] [COMANDO]</text:p>
      <text:p text:style-name="Text_20_body">   # docker container run -d nginx</text:p>
      <text:p text:style-name="Text_20_body">   # docker container run -ti nginx</text:p>
      <text:p text:style-name="Text_20_body">   # docker container run -ti --daemon nginx</text:p>
      <text:p text:style-name="Text_20_body">Resposta correta</text:p>
      <text:p text:style-name="Text_20_body"># docker container run -d nginx</text:p>
      <text:p text:style-name="Text_20_body">Pontuação : 0 / 1 </text:p>
      <text:h text:style-name="Heading_20_4" text:outline-level="4">Qual comando eu utilizo para capturar os logs de determinado container?</text:h>
      <text:p text:style-name="Text_20_body">   # docker container logs -f [CONTAINER ID]</text:p>
      <text:p text:style-name="Text_20_body">   # docker node logs -f [CONTAINER ID]</text:p>
      <text:p text:style-name="Text_20_body">   # docker ps [CONTAINER ID]</text:p>
      <text:p text:style-name="Text_20_body">   # docker container logs -p [CONTAINER ID]</text:p>
      <text:p text:style-name="Text_20_body">Resposta correta</text:p>
      <text:p text:style-name="Text_20_body"># docker container logs -f [CONTAINER ID]</text:p>
      <text:p text:style-name="Text_20_body">Pontuação : 1 / 1 </text:p>
      <text:h text:style-name="Heading_20_4" text:outline-level="4">Qual comando eu utilizo para me conectar ao container?</text:h>
      <text:p text:style-name="Text_20_body">   # docker container exec [CONTAINER ID]</text:p>
      <text:p text:style-name="Text_20_body">   # docker image attach [CONTAINER ID]</text:p>
      <text:p text:style-name="Text_20_body">   # docker container attach [CONTAINER ID]</text:p>
      <text:p text:style-name="Text_20_body">   # kubectl container attach [CONTAINER ID]</text:p>
      <text:p text:style-name="Text_20_body">Resposta correta</text:p>
      <text:p text:style-name="Text_20_body"># docker container attach [CONTAINER ID]</text:p>
      <text:p text:style-name="Text_20_body">Pontuação : 1 / 1 </text:p>
      <text:h text:style-name="Heading_20_4" text:outline-level="4">Na saída de qual comando eu consigo pegar o IP de determinado container?</text:h>
      <text:p text:style-name="Text_20_body">   # docker container inspect [CONTAINER ID]</text:p>
      <text:p text:style-name="Text_20_body">   # docker container attach [CONTAINER ID]</text:p>
      <text:p text:style-name="Text_20_body">   # docker container exec -ti [CONTAINER ID]</text:p>
      <text:p text:style-name="Text_20_body">   # docker container winspector [CONTAINER ID]</text:p>
      <text:p text:style-name="Text_20_body"><text:soft-page-break/>Resposta correta</text:p>
      <text:p text:style-name="Text_20_body"># docker container inspect [CONTAINER ID]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Relatório de feedback </text:p>
      <text:p text:style-name="P1">Pontuação : 1 / 1 </text:p>
      <text:h text:style-name="Heading_20_4" text:outline-level="4">Qual ferramenta o Jeferson utilizou no vídeo para "stressar" o container?</text:h>
      <text:p text:style-name="Text_20_body">    work</text:p>
      <text:p text:style-name="Text_20_body">    stress</text:p>
      <text:p text:style-name="Text_20_body">    boletos</text:p>
      <text:p text:style-name="Text_20_body">    jmeter</text:p>
      <text:p text:style-name="Text_20_body">Resposta correta</text:p>
      <text:p text:style-name="Text_20_body">stress</text:p>
      <text:p text:style-name="Text_20_body">Pontuação : 1 / 1 </text:p>
      <text:h text:style-name="Heading_20_4" text:outline-level="4">Qual é o comando utilizado para limitar o consumo de memória de um container em 256M?</text:h>
      <text:p text:style-name="Text_20_body">   # docker container run --memory 256M nginx</text:p>
      <text:p text:style-name="Text_20_body">   # docker container set --memory 256M nginx</text:p>
      <text:p text:style-name="Text_20_body">   # docker container --ram 256M nginx</text:p>
      <text:p text:style-name="Text_20_body">   # docker node --memory 256M nginx</text:p>
      <text:p text:style-name="Text_20_body">Resposta correta</text:p>
      <text:p text:style-name="Text_20_body"># docker container run --memory 256M nginx</text:p>
      <text:p text:style-name="Text_20_body">Pontuação : 1 / 1 </text:p>
      <text:h text:style-name="Heading_20_4" text:outline-level="4">Qual o comando utilizado para realizar atualizações no container em execução?</text:h>
      <text:p text:style-name="Text_20_body">   # docker update</text:p>
      <text:p text:style-name="Text_20_body">   # docker container --refresh</text:p>
      <text:p text:style-name="Text_20_body">   # docker container update</text:p>
      <text:p text:style-name="Text_20_body">   # docker container --update</text:p>
      <text:p text:style-name="Text_20_body">Resposta correta</text:p>
      <text:p text:style-name="Text_20_body"># docker container update</text:p>
      <text:p text:style-name="Text_20_body">Pontuação : 1 / 1 </text:p>
      <text:h text:style-name="Heading_20_4" text:outline-level="4">Qual o parâmetro para limitar a quantidade de CPU de um container?</text:h>
      <text:p text:style-name="Text_20_body">   --processor</text:p>
      <text:p text:style-name="Text_20_body">   --memory</text:p>
      <text:p text:style-name="Text_20_body">   --set-cpu</text:p>
      <text:p text:style-name="Text_20_body">   --cpus</text:p>
      <text:p text:style-name="Text_20_body"><text:soft-page-break/>Resposta correta</text:p>
      <text:p text:style-name="Text_20_body">--cpu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Relatório de feedback </text:p>
      <text:p text:style-name="P1">Pontuação : 1 / 1 </text:p>
      <text:h text:style-name="Heading_20_4" text:outline-level="4">Qual o comando para listar as imagens que estão no host?</text:h>
      <text:p text:style-name="Text_20_body">   docker image ls</text:p>
      <text:p text:style-name="Text_20_body">   docker images</text:p>
      <text:p text:style-name="Text_20_body">   docker ps</text:p>
      <text:p text:style-name="Text_20_body">   docker container ls</text:p>
      <text:p text:style-name="Text_20_body">Respostas corretas</text:p>
      <text:list xml:id="list181545757" text:style-name="L1">
        <text:list-item>
          <text:p text:style-name="P3">docker image ls</text:p>
        </text:list-item>
        <text:list-item>
          <text:p text:style-name="P3">docker images</text:p>
        </text:list-item>
      </text:list>
      <text:p text:style-name="Text_20_body">Pontuação : 1 / 1 </text:p>
      <text:h text:style-name="Heading_20_4" text:outline-level="4">Qual o nome do arquivo onde adiciono informações sobre a imagem que irei buildar?</text:h>
      <text:p text:style-name="Text_20_body">   docker-compose</text:p>
      <text:p text:style-name="Text_20_body">   Dockerfile</text:p>
      <text:p text:style-name="Text_20_body">   script-docker</text:p>
      <text:p text:style-name="Text_20_body">   giropops-file</text:p>
      <text:p text:style-name="Text_20_body">Resposta correta</text:p>
      <text:p text:style-name="Text_20_body">Dockerfile</text:p>
      <text:p text:style-name="Text_20_body">Pontuação : 1 / 1 </text:p>
      <text:h text:style-name="Heading_20_4" text:outline-level="4">Qual o comando utilizado para buildar (construir) uma imagem?</text:h>
      <text:p text:style-name="Text_20_body">    docker builder start</text:p>
      <text:p text:style-name="Text_20_body">    docker container build</text:p>
      <text:p text:style-name="Text_20_body">    docker image build</text:p>
      <text:p text:style-name="Text_20_body">   docker container builder start</text:p>
      <text:p text:style-name="Text_20_body">Resposta correta</text:p>
      <text:p text:style-name="Text_20_body">docker image build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8T15:02:21.906064601</meta:creation-date>
    <dc:date>2023-02-18T23:56:37.195735323</dc:date>
    <meta:editing-duration>PT24M2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8" meta:paragraph-count="157" meta:word-count="753" meta:character-count="4631" meta:non-whitespace-character-count="3770"/>
  </office:meta>
</office:document-meta>
</file>